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0755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0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31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2161321" fo:background-color="transparent" style:font-size-asian="12pt" style:language-asian="nl" style:country-asian="NL" style:font-name-complex="Bitstream Vera Sans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34" style:family="paragraph" style:parent-style-name="Standard">
      <style:text-properties officeooo:paragraph-rsid="01dee125"/>
    </style:style>
    <style:style style:name="P35" style:family="paragraph" style:parent-style-name="Standard">
      <style:text-properties officeooo:paragraph-rsid="01e48f74"/>
    </style:style>
    <style:style style:name="P36" style:family="paragraph" style:parent-style-name="Standard">
      <style:text-properties officeooo:paragraph-rsid="020f0755"/>
    </style:style>
    <style:style style:name="P3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61321"/>
    </style:style>
    <style:style style:name="P38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1fe9f11" officeooo:paragraph-rsid="01dee12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8e59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0c8c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font-name="Liberation Sans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font-name="Liberation Sans" fo:font-size="12pt" style:text-underline-style="none" fo:font-weight="normal" officeooo:rsid="018cdc78" style:font-weight-asian="normal" style:font-weight-complex="normal"/>
    </style:style>
    <style:style style:name="T85" style:family="text">
      <style:text-properties fo:color="#000000" loext:opacity="100%" style:font-name="Liberation Sans" fo:font-size="12pt" style:text-underline-style="none" fo:font-weight="normal" officeooo:rsid="01e228c8" style:font-weight-asian="normal" style:font-weight-complex="normal"/>
    </style:style>
    <style:style style:name="T86" style:family="text">
      <style:text-properties fo:color="#000000" loext:opacity="100%" style:text-underline-style="none" fo:font-weight="normal" officeooo:rsid="01fe9f11" style:font-weight-asian="normal" style:font-weight-complex="normal"/>
    </style:style>
    <style:style style:name="T87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88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89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90" style:family="text">
      <style:text-properties fo:color="#000000" loext:opacity="100%" style:font-name="Liberation Sans1" fo:font-size="12pt" fo:font-weight="bold" officeooo:rsid="020f0755" style:font-weight-asian="bold" style:font-weight-complex="bold"/>
    </style:style>
    <style:style style:name="T91" style:family="text">
      <style:text-properties fo:color="#000000" loext:opacity="100%" style:font-name="Liberation Mono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92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3" style:family="text">
      <style:text-properties fo:color="#000000" loext:opacity="100%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4" style:family="text">
      <style:text-properties fo:color="#000000" loext:opacity="100%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5" style:family="text">
      <style:text-properties fo:color="#000000" loext:opacity="100%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6" style:family="text">
      <style:text-properties fo:color="#000000" loext:opacity="100%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7" style:family="text">
      <style:text-properties fo:color="#000000" loext:opacity="100%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1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officeooo:rsid="01be8095"/>
    </style:style>
    <style:style style:name="T102" style:family="text">
      <style:text-properties officeooo:rsid="01bfd991"/>
    </style:style>
    <style:style style:name="T103" style:family="text">
      <style:text-properties officeooo:rsid="0172e4a7"/>
    </style:style>
    <style:style style:name="T104" style:family="text">
      <style:text-properties officeooo:rsid="01b1b55e"/>
    </style:style>
    <style:style style:name="T105" style:family="text">
      <style:text-properties officeooo:rsid="01b3a209"/>
    </style:style>
    <style:style style:name="T106" style:family="text">
      <style:text-properties officeooo:rsid="02023406"/>
    </style:style>
    <style:style style:name="T107" style:family="text">
      <style:text-properties fo:font-weight="bold" officeooo:rsid="01be8095" style:font-weight-asian="bold" style:font-weight-complex="bold"/>
    </style:style>
    <style:style style:name="T108" style:family="text">
      <style:text-properties fo:font-weight="bold" officeooo:rsid="020f0755" style:font-weight-asian="bold" style:font-weight-complex="bold"/>
    </style:style>
    <style:style style:name="T109" style:family="text">
      <style:text-properties fo:font-weight="bold" officeooo:rsid="020f40de" style:font-weight-asian="bold" style:font-weight-complex="bold"/>
    </style:style>
    <style:style style:name="T110" style:family="text">
      <style:text-properties fo:font-weight="bold" officeooo:rsid="02103b2c" style:font-weight-asian="bold" style:font-weight-complex="bold"/>
    </style:style>
    <style:style style:name="T1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6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7" style:family="text">
      <style:text-properties style:font-name="Liberation Sans" fo:font-size="12pt" style:font-size-asian="12pt" style:font-size-complex="12pt"/>
    </style:style>
    <style:style style:name="T118" style:family="text">
      <style:text-properties officeooo:rsid="020f0755"/>
    </style:style>
    <style:style style:name="T119" style:family="text">
      <style:text-properties officeooo:rsid="020f40de"/>
    </style:style>
    <style:style style:name="T120" style:family="text">
      <style:text-properties officeooo:rsid="02103b2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Strong_20_Emphasis"><text:span text:style-name="T70">C</text:span></text:span><text:span text:style-name="Strong_20_Emphasis"><text:span text:style-name="T69">hecklist voor </text:span></text:span><text:span text:style-name="Strong_20_Emphasis"><text:span text:style-name="T71">de installatie</text:span></text:span><text:span text:style-name="Strong_20_Emphasis"><text:span text:style-name="T69"> van </text:span></text:span><text:reference-mark-start text:name="Distributie"/><text:span text:style-name="Strong_20_Emphasis"><text:span text:style-name="T72">Ubunt</text:span></text:span><text:span text:style-name="Strong_20_Emphasis"><text:span text:style-name="T73">u</text:span></text:span><text:reference-mark-end text:name="Distributie"/><text:span text:style-name="Strong_20_Emphasis"><text:span text:style-name="T72"> </text:span></text:span><text:reference-mark-start text:name="Versie"/><text:span text:style-name="Strong_20_Emphasis"><text:span text:style-name="T74">20</text:span></text:span><text:span text:style-name="Strong_20_Emphasis"><text:span text:style-name="T72">.</text:span></text:span><text:span text:style-name="Strong_20_Emphasis"><text:span text:style-name="T75">04</text:span></text:span><text:reference-mark-end text:name="Versie"/><text:span text:style-name="Strong_20_Emphasis"><text:span text:style-name="T81"> </text:span></text:span><text:span text:style-name="Strong_20_Emphasis"><text:span text:style-name="T82">LTS</text:span></text:span><text:span text:style-name="Strong_20_Emphasis"><text:span text:style-name="T69"> </text:span></text:span><text:reference-mark-start text:name="Editie"/><text:span text:style-name="Strong_20_Emphasis"><text:span text:style-name="T76">desktop</text:span></text:span><text:reference-mark-end text:name="Editie"/><text:span text:style-name="Strong_20_Emphasis"><text:span text:style-name="T77"> </text:span></text:span><text:span text:style-name="Strong_20_Emphasis"><text:span text:style-name="T69">op </text:span></text:span><text:reference-mark-start text:name="Computernaam"/><text:span text:style-name="Strong_20_Emphasis"><text:span text:style-name="T78">pc</text:span></text:span><text:span text:style-name="Strong_20_Emphasis"><text:span text:style-name="T80">06</text:span></text:span><text:reference-mark-end text:name="Computernaam"/><text:span text:style-name="T79">.</text:span></text:p>
      <text:p text:style-name="P6"/>
      <text:p text:style-name="P2"><text:span text:style-name="T7">Kijk op</text:span><text:span text:style-name="T69"> </text:span><text:a xlink:type="simple" xlink:href="https://karelzimmer.nl/" text:style-name="Internet_20_link" text:visited-style-name="Visited_20_Internet_20_Link"><text:span text:style-name="Internet_20_link"><text:span text:style-name="T111">karelzimmer.nl</text:span></text:span></text:a><text:span text:style-name="T69"> </text:span><text:span text:style-name="T14">voor</text:span><text:span text:style-name="T15"> </text:span><text:span text:style-name="T100">deze en andere </text:span><text:span text:style-name="T16">checklists, scripts, en overige bestanden.</text:span></text:p>
      <text:p text:style-name="P9"/>
      <text:p text:style-name="P31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3"/></text:span></text:p>
      <text:p text:style-name="P15"><text:span text:style-name="Definition"><text:span text:style-name="T115">g</text:span></text:span><text:span text:style-name="Definition"><text:span text:style-name="T114">ebruiker</text:span></text:span><text:span text:style-name="T69"><text:tab/><text:tab/><text:tab/><text:tab/></text:span><text:span text:style-name="User_20_Entry"><text:span text:style-name="T91">K</text:span></text:span><text:span text:style-name="User_20_Entry"><text:span text:style-name="T93">arel Zimmer</text:span></text:span></text:p>
      <text:p text:style-name="P16"><text:span text:style-name="Definition"><text:span text:style-name="T115">g</text:span></text:span><text:span text:style-name="Definition"><text:span text:style-name="T114">ebruikersnaam</text:span></text:span><text:span text:style-name="T69"><text:tab/></text:span><text:span text:style-name="T97">karel</text:span></text:p>
      <text:p text:style-name="P18"><text:span text:style-name="Definition"><text:span text:style-name="T115">c</text:span></text:span><text:span text:style-name="Definition"><text:span text:style-name="T114">omputernaam</text:span></text:span><text:span text:style-name="Definition"><text:span text:style-name="T112"><text:tab/><text:tab/></text:span></text:span><text:span text:style-name="User_20_Entry"><text:span text:style-name="T92"><text:reference-ref text:reference-format="text" text:ref-name="Computernaam">pc06</text:reference-ref></text:span></text:span></text:p>
      <text:p text:style-name="P17"><text:span text:style-name="Definition"><text:span text:style-name="T115">o</text:span></text:span><text:span text:style-name="Definition"><text:span text:style-name="T116">pstartmenu</text:span></text:span><text:span text:style-name="T69"><text:tab/><text:tab/><text:tab/></text:span><text:span text:style-name="T98">Blauwe ThinkVantage knop &gt; </text:span><text:span text:style-name="User_20_Entry"><text:span text:style-name="T94">F12</text:span></text:span></text:p>
      <text:p text:style-name="P19"><text:span text:style-name="Definition"><text:span text:style-name="T115">i</text:span></text:span><text:span text:style-name="Definition"><text:span text:style-name="T116">nstellingen</text:span></text:span><text:span text:style-name="T69"><text:tab/><text:tab/><text:tab/></text:span><text:span text:style-name="T98">Blauwe ThinkVantage knop &gt; </text:span><text:span text:style-name="User_20_Entry"><text:span text:style-name="T95">F</text:span></text:span><text:span text:style-name="User_20_Entry"><text:span text:style-name="T96">1</text:span></text:span></text:p>
      <text:p text:style-name="P4"><text:span text:style-name="Definition"><text:span text:style-name="T113"/></text:span></text:p>
      <text:p text:style-name="P12"/>
      <text:list xml:id="list1449034565" text:style-name="L1">
        <text:list-item>
          <text:p text:style-name="P38">Installatie voorbereiden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27"/></text:span></text:p>
          </table:table-cell>
        </table:table-row>
      </table:table>
      <text:p text:style-name="P43"/>
      <text:list xml:id="list101906850577255" text:continue-numbering="true" text:style-name="L1">
        <text:list-item>
          <text:p text:style-name="P39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41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46"/></text:span></text:p>
          </table:table-cell>
        </table:table-row>
      </table:table>
      <text:p text:style-name="P41"/>
      <text:list xml:id="list101907622809923" text:continue-numbering="true" text:style-name="L1">
        <text:list-item>
          <text:p text:style-name="P40">Installatie afronden</text:p>
        </text:list-item>
      </text:list>
      <text:p text:style-name="P11"><text:span text:style-name="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24"><text:s/></text:span></text:span><text:span text:style-name="Strong_20_Emphasis"><text:span text:style-name="T41"><draw:control text:anchor-type="as-char" draw:z-index="3" draw:name="Vorm4_0" draw:style-name="gr1" draw:text-style-name="P45" svg:width="0.35cm" svg:height="0.35cm" draw:control="control4"/></text:span></text:span></text:p>
          </table:table-cell>
          <table:table-cell table:style-name="_33_._5f_Installatie_5f_afronden.A1" office:value-type="string">
            <text:p text:style-name="P33">Zorg dat monitor <text:span text:style-name="T110">2</text:span><text:span text:style-name="T120"> </text:span>de eerste wordt via <text:span text:style-name="Strong_20_Emphasis"><text:span text:style-name="T32">een klik op </text:span></text:span><text:span text:style-name="Strong_20_Emphasis"><text:span text:style-name="T33">de </text:span></text:span><text:span text:style-name="Strong_20_Emphasis"><text:span text:style-name="T40">Super</text:span></text:span><text:span text:style-name="Strong_20_Emphasis"><text:span text:style-name="T33">-toets, </text:span></text:span><text:span text:style-name="Strong_20_Emphasis"><text:span text:style-name="T34">t</text:span></text:span><text:span text:style-name="Strong_20_Emphasis"><text:span text:style-name="T35">yp </text:span></text:span><text:span text:style-name="Strong_20_Emphasis"><text:span text:style-name="T57">sche</text:span></text:span><text:span text:style-name="Strong_20_Emphasis"><text:span text:style-name="T33"> </text:span></text:span><text:span text:style-name="Strong_20_Emphasis"><text:span text:style-name="T36">e</text:span></text:span><text:span text:style-name="Strong_20_Emphasis"><text:span text:style-name="T31">n </text:span></text:span><text:span text:style-name="Strong_20_Emphasis"><text:span text:style-name="T37">k</text:span></text:span><text:span text:style-name="Strong_20_Emphasis"><text:span text:style-name="T31">lik </text:span></text:span><text:span text:style-name="Strong_20_Emphasis"><text:span text:style-name="T38">bij </text:span></text:span><text:span text:style-name="Strong_20_Emphasis"><text:span text:style-name="T64">Instellingen </text:span></text:span><text:span text:style-name="Strong_20_Emphasis"><text:span text:style-name="T31">op het pictogram van </text:span></text:span><text:span text:style-name="Strong_20_Emphasis"><text:span text:style-name="T63">Schermen</text:span></text:span><text:span text:style-name="Strong_20_Emphasis"><text:span text:style-name="T39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28"><text:span text:style-name="T118">Kies voor </text:span><text:span text:style-name="T108">Enkel scherm</text:span><text:span text:style-name="T118"> en kies </text:span><text:span text:style-name="T119">scherm </text:span><text:span text:style-name="T109">2</text:span><text:span text:style-name="T119">.</text:span><text:span text:style-name="T118"> Sluit </text:span><text:span text:style-name="T90">I</text:span><text:span text:style-name="T108">nstellingen</text:span><text:span text:style-name="T11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3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4"><text:s/></text:span></text:span><text:span text:style-name="Strong_20_Emphasis"><text:span text:style-name="T41"><draw:control text:anchor-type="as-char" draw:z-index="0" draw:name="Vorm5" draw:style-name="gr1" draw:text-style-name="P45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2"><text:span text:style-name="T23">Voeg </text:span><text:span text:style-name="T9">e</text:span><text:span text:style-name="T23">en</text:span><text:span text:style-name="T9"> </text:span><text:span text:style-name="T17">toetsenbordindelin</text:span><text:span text:style-name="T18">g</text:span><text:span text:style-name="T10"> </text:span><text:span text:style-name="T23">toe </text:span><text:span text:style-name="Strong_20_Emphasis"><text:span text:style-name="T31">via </text:span></text:span><text:span text:style-name="Strong_20_Emphasis"><text:span text:style-name="T32">een klik op </text:span></text:span><text:span text:style-name="Strong_20_Emphasis"><text:span text:style-name="T33">de </text:span></text:span><text:span text:style-name="Strong_20_Emphasis"><text:span text:style-name="T40">Super</text:span></text:span><text:span text:style-name="Strong_20_Emphasis"><text:span text:style-name="T33">-toets, </text:span></text:span><text:span text:style-name="Strong_20_Emphasis"><text:span text:style-name="T34">t</text:span></text:span><text:span text:style-name="Strong_20_Emphasis"><text:span text:style-name="T35">yp </text:span></text:span><text:span text:style-name="Strong_20_Emphasis"><text:span text:style-name="T58">toet</text:span></text:span><text:span text:style-name="Strong_20_Emphasis"><text:span text:style-name="T33"> </text:span></text:span><text:span text:style-name="Strong_20_Emphasis"><text:span text:style-name="T36">e</text:span></text:span><text:span text:style-name="Strong_20_Emphasis"><text:span text:style-name="T31">n </text:span></text:span><text:span text:style-name="Strong_20_Emphasis"><text:span text:style-name="T37">k</text:span></text:span><text:span text:style-name="Strong_20_Emphasis"><text:span text:style-name="T31">lik </text:span></text:span><text:span text:style-name="Strong_20_Emphasis"><text:span text:style-name="T38">bij </text:span></text:span><text:span text:style-name="Strong_20_Emphasis"><text:span text:style-name="T31"><text:s/></text:span></text:span><text:span text:style-name="Strong_20_Emphasis"><text:span text:style-name="T64">Instellingen </text:span></text:span><text:span text:style-name="Strong_20_Emphasis"><text:span text:style-name="T31">op het pictogram van </text:span></text:span><text:span text:style-name="Strong_20_Emphasis"><text:span text:style-name="T65">Regio en taal</text:span></text:span><text:span text:style-name="Strong_20_Emphasis"><text:span text:style-name="T39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4"><text:s/></text:span></text:span><text:span text:style-name="Strong_20_Emphasis"><text:span text:style-name="T41"><draw:control text:anchor-type="as-char" draw:z-index="1" draw:name="Vorm6" draw:style-name="gr1" draw:text-style-name="P45" svg:width="0.35cm" svg:height="0.35cm" draw:control="control2"/></text:span></text:span></text:p>
          </table:table-cell>
          <table:table-cell table:style-name="_33_._5f_Installatie_5f_afronden.A1" office:value-type="string">
            <text:p text:style-name="P27"><text:span text:style-name="T8">O</text:span><text:span text:style-name="T9">nder </text:span><text:span text:style-name="Strong_20_Emphasis"><text:span text:style-name="T66">I</text:span></text:span><text:span text:style-name="Strong_20_Emphasis"><text:span text:style-name="T67">nvoerbron</text:span></text:span><text:span text:style-name="T9"> </text:span><text:span text:style-name="T10">klik </text:span><text:span text:style-name="T9">op </text:span><text:span text:style-name="Strong_20_Emphasis"><text:span text:style-name="T67">+</text:span></text:span><text:span text:style-name="T9"> </text:span><text:span text:style-name="T11">(plus-teken), </text:span><text:span text:style-name="T12">klik</text:span><text:span text:style-name="T13"> op </text:span><text:span text:style-name="T50">⋮</text:span><text:span text:style-name="T13">,</text:span><text:span text:style-name="T11"> </text:span><text:span text:style-name="T12">klik op </text:span><text:span text:style-name="T51">Overige</text:span><text:span text:style-name="T12">, <text:line-break/>klik op</text:span><text:span text:style-name="T9"> </text:span><text:span text:style-name="Strong_20_Emphasis"><text:span text:style-name="T67">Engels (</text:span></text:span><text:span text:style-name="Strong_20_Emphasis"><text:span text:style-name="T52">GB, </text:span></text:span><text:span text:style-name="Strong_20_Emphasis"><text:span text:style-name="T53">internationaal, met dode toetsen</text:span></text:span><text:span text:style-name="Strong_20_Emphasis"><text:span text:style-name="T67">)</text:span></text:span><text:span text:style-name="T9">, </text:span><text:span text:style-name="T12">en klik op </text:span><text:span text:style-name="T51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4"><text:s/></text:span></text:span><text:span text:style-name="Strong_20_Emphasis"><text:span text:style-name="T41"><draw:control text:anchor-type="as-char" draw:z-index="2" draw:name="Vorm8" draw:style-name="gr1" draw:text-style-name="P4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1"><text:span text:style-name="T20">Sluit het scherm </text:span><text:span text:style-name="Strong_20_Emphasis"><text:span text:style-name="T68">Regio en taal</text:span></text:span><text:span text:style-name="T20">.</text:span></text:p>
          </table:table-cell>
        </table:table-row>
      </table:table>
      <text:p text:style-name="P7"/>
      <text:p text:style-name="P14"/>
      <text:list xml:id="list101907927998730" text:continue-numbering="true" text:style-name="L1">
        <text:list-item>
          <text:p text:style-name="P42">Gebruiker inrichten</text:p>
        </text:list-item>
      </text:list>
      <text:p text:style-name="P11"><text:span text:style-name="Emphasis"><text:span text:style-name="T99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4"><text:span text:style-name="Strong_20_Emphasis"><text:span text:style-name="T41"/></text:span></text:p>
          </table:table-cell>
          <table:table-cell table:style-name="_34_._5f_Gebruiker_5f_inrichten.A1" office:value-type="string">
            <text:p text:style-name="P26"><text:span text:style-name="Strong_20_Emphasis"><text:span text:style-name="T27"/></text:span></text:p>
          </table:table-cell>
        </table:table-row>
      </table:table>
      <text:p text:style-name="P44"/>
      <text:p text:style-name="P32"><text:span text:style-name="T86">Einde checklist, d</text:span><text:span text:style-name="T87">e installatie van </text:span><text:span text:style-name="T87"><text:reference-ref text:reference-format="text" text:ref-name="Distributie">Ubuntu</text:reference-ref></text:span><text:span text:style-name="T87"><text:s/></text:span><text:span text:style-name="T88"><text:reference-ref text:reference-format="text" text:ref-name="Versie">20.04</text:reference-ref></text:span><text:span text:style-name="Strong_20_Emphasis"><text:span text:style-name="T84"><text:s/></text:span></text:span><text:span text:style-name="Strong_20_Emphasis"><text:span text:style-name="T85">LTS</text:span></text:span><text:span text:style-name="T88"> </text:span><text:span text:style-name="T87"><text:reference-ref text:reference-format="text" text:ref-name="Editie">desktop</text:reference-ref></text:span><text:span text:style-name="T87"><text:s/></text:span><text:span text:style-name="T89">op </text:span><text:span text:style-name="T89"><text:reference-ref text:reference-format="text" text:ref-name="Computernaam">pc06</text:reference-ref></text:span><text:span text:style-name="T89"><text:s/></text:span><text:span text:style-name="T87">is voltooid.</text:span></text:p>
      <text:p text:style-name="P10"/>
      <text:p text:style-name="P3"><text:span text:style-name="T42">Geschreven</text:span><text:span text:style-name="T21"> door Karel Zimmer &lt;</text:span><text:a xlink:type="simple" xlink:href="mailto:info@karelzimmer.nl" text:style-name="Internet_20_link" text:visited-style-name="Visited_20_Internet_20_Link"><text:span text:style-name="T117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0.04-desktop-pc06</text:file-name><text:tab/><text:date style:data-style-name="N36" text:date-value="2022-04-15T10:19:06.143747842">15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15T10:19:05.977332669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102</meta:editing-cycles>
    <meta:editing-duration>P7DT7H43M35S</meta:editing-duration>
    <dc:creator>Karel Zimmer</dc:creator>
    <meta:document-statistic meta:table-count="4" meta:image-count="0" meta:object-count="0" meta:page-count="1" meta:paragraph-count="25" meta:word-count="178" meta:character-count="1189" meta:non-whitespace-character-count="1021"/>
    <meta:user-defined meta:name="Info 1"/>
    <meta:user-defined meta:name="Info 2"/>
    <meta:user-defined meta:name="Info 3"/>
    <meta:user-defined meta:name="Info 4"/>
  </office:meta>
</office:document-meta>
</file>